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سردالفقرات" style:master-page-name="MP0" style:list-style-name="LFO1" style:family="paragraph">
      <style:paragraph-properties fo:break-before="page" style:writing-mode="lr-tb" fo:line-height="200%"/>
    </style:style>
    <style:style style:name="T26" style:parent-style-name="خطالفقرةالافتراضي" style:family="text">
      <style:text-properties fo:font-weight="bold" style:font-weight-asian="bold" style:font-weight-complex="bold" fo:font-size="9pt" style:font-size-asian="9pt" style:font-size-complex="9pt"/>
    </style:style>
    <style:style style:name="T27" style:parent-style-name="خطالفقرةالافتراضي" style:family="text">
      <style:text-properties fo:font-weight="bold" style:font-weight-asian="bold" style:font-weight-complex="bold" fo:font-size="8pt" style:font-size-asian="8pt" style:font-size-complex="8pt"/>
    </style:style>
    <style:style style:name="T28" style:parent-style-name="خطالفقرةالافتراضي" style:family="text">
      <style:text-properties fo:font-size="8pt" style:font-size-asian="8pt" style:font-size-complex="8pt"/>
    </style:style>
    <style:style style:name="P29" style:parent-style-name="عادي" style:family="paragraph">
      <style:paragraph-properties style:writing-mode="lr-tb" fo:line-height="200%"/>
      <style:text-properties fo:font-size="8pt" style:font-size-asian="8pt" style:font-size-complex="8pt"/>
    </style:style>
    <style:style style:name="P30" style:parent-style-name="عادي" style:family="paragraph">
      <style:paragraph-properties style:writing-mode="lr-tb" fo:line-height="200%"/>
      <style:text-properties fo:font-size="8pt" style:font-size-asian="8pt" style:font-size-complex="8pt"/>
    </style:style>
    <style:style style:name="P31" style:parent-style-name="سردالفقرات" style:list-style-name="LFO1" style:family="paragraph">
      <style:paragraph-properties style:writing-mode="lr-tb" fo:line-height="200%"/>
    </style:style>
    <style:style style:name="T32" style:parent-style-name="خطالفقرةالافتراضي" style:family="text">
      <style:text-properties fo:font-weight="bold" style:font-weight-asian="bold" style:font-weight-complex="bold" fo:font-size="9pt" style:font-size-asian="9pt" style:font-size-complex="9pt"/>
    </style:style>
    <style:style style:name="T33" style:parent-style-name="خطالفقرةالافتراضي" style:family="text">
      <style:text-properties fo:font-weight="bold" style:font-weight-asian="bold" style:font-weight-complex="bold" fo:font-size="8pt" style:font-size-asian="8pt" style:font-size-complex="8pt"/>
    </style:style>
    <style:style style:name="P34" style:parent-style-name="عادي" style:family="paragraph">
      <style:paragraph-properties style:writing-mode="lr-tb" fo:line-height="200%"/>
      <style:text-properties fo:font-size="8pt" style:font-size-asian="8pt" style:font-size-complex="8pt"/>
    </style:style>
    <style:style style:name="P35" style:parent-style-name="سردالفقرات" style:list-style-name="LFO1" style:family="paragraph">
      <style:paragraph-properties style:writing-mode="lr-tb" fo:line-height="200%"/>
    </style:style>
    <style:style style:name="T36" style:parent-style-name="خطالفقرةالافتراضي" style:family="text">
      <style:text-properties fo:font-weight="bold" style:font-weight-asian="bold" style:font-weight-complex="bold" fo:font-size="9pt" style:font-size-asian="9pt" style:font-size-complex="9pt" fo:language="en" fo:country="GB"/>
    </style:style>
    <style:style style:name="T37" style:parent-style-name="خطالفقرةالافتراضي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P38" style:parent-style-name="سردالفقرات" style:list-style-name="LFO2" style:family="paragraph">
      <style:paragraph-properties style:writing-mode="lr-tb" fo:line-height="200%"/>
      <style:text-properties fo:font-size="8pt" style:font-size-asian="8pt" style:font-size-complex="8pt"/>
    </style:style>
    <style:style style:name="P39" style:parent-style-name="سردالفقرات" style:list-style-name="LFO2" style:family="paragraph">
      <style:paragraph-properties style:writing-mode="lr-tb" fo:line-height="200%"/>
      <style:text-properties fo:font-size="8pt" style:font-size-asian="8pt" style:font-size-complex="8pt"/>
    </style:style>
    <style:style style:name="P40" style:parent-style-name="سردالفقرات" style:list-style-name="LFO1" style:family="paragraph">
      <style:paragraph-properties style:writing-mode="lr-tb" fo:line-height="200%"/>
    </style:style>
    <style:style style:name="T41" style:parent-style-name="خطالفقرةالافتراضي" style:family="text">
      <style:text-properties fo:font-weight="bold" style:font-weight-asian="bold" style:font-weight-complex="bold" fo:font-size="9pt" style:font-size-asian="9pt" style:font-size-complex="9pt" fo:language="en" fo:country="GB"/>
    </style:style>
    <style:style style:name="T42" style:parent-style-name="خطالفقرةالافتراضي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P43" style:parent-style-name="سردالفقرات" style:list-style-name="LFO2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44" style:parent-style-name="سردالفقرات" style:list-style-name="LFO2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45" style:parent-style-name="سردالفقرات" style:list-style-name="LFO2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46" style:parent-style-name="سردالفقرات" style:list-style-name="LFO2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47" style:parent-style-name="سردالفقرات" style:list-style-name="LFO2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48" style:parent-style-name="سردالفقرات" style:list-style-name="LFO2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49" style:parent-style-name="سردالفقرات" style:list-style-name="LFO1" style:family="paragraph">
      <style:paragraph-properties style:writing-mode="lr-tb" fo:line-height="200%"/>
      <style:text-properties fo:font-weight="bold" style:font-weight-asian="bold" style:font-weight-complex="bold" fo:font-size="9pt" style:font-size-asian="9pt" style:font-size-complex="9pt"/>
    </style:style>
    <style:style style:name="P50" style:parent-style-name="سردالفقرات" style:list-style-name="LFO3" style:family="paragraph">
      <style:paragraph-properties style:writing-mode="lr-tb" fo:line-height="200%"/>
      <style:text-properties fo:font-size="8pt" style:font-size-asian="8pt" style:font-size-complex="8pt"/>
    </style:style>
    <style:style style:name="P51" style:parent-style-name="سردالفقرات" style:list-style-name="LFO3" style:family="paragraph">
      <style:paragraph-properties style:writing-mode="lr-tb" fo:line-height="200%"/>
      <style:text-properties fo:font-size="8pt" style:font-size-asian="8pt" style:font-size-complex="8pt"/>
    </style:style>
    <style:style style:name="P52" style:parent-style-name="سردالفقرات" style:list-style-name="LFO3" style:family="paragraph">
      <style:paragraph-properties style:writing-mode="lr-tb" fo:line-height="200%"/>
      <style:text-properties fo:font-size="8pt" style:font-size-asian="8pt" style:font-size-complex="8pt"/>
    </style:style>
    <style:style style:name="P53" style:parent-style-name="سردالفقرات" style:list-style-name="LFO3" style:family="paragraph">
      <style:paragraph-properties style:writing-mode="lr-tb" fo:line-height="200%"/>
    </style:style>
    <style:style style:name="T54" style:parent-style-name="خطالفقرةالافتراضي" style:family="text">
      <style:text-properties fo:font-size="8pt" style:font-size-asian="8pt" style:font-size-complex="8pt"/>
    </style:style>
    <style:style style:name="T55" style:parent-style-name="خطالفقرةالافتراضي" style:family="text">
      <style:text-properties fo:font-size="8pt" style:font-size-asian="8pt" style:font-size-complex="8pt"/>
    </style:style>
    <style:style style:name="P56" style:parent-style-name="عادي" style:family="paragraph">
      <style:paragraph-properties style:writing-mode="lr-tb" fo:line-height="200%"/>
    </style:style>
    <style:style style:name="T57" style:parent-style-name="خطالفقرةالافتراضي" style:family="text">
      <style:text-properties fo:font-weight="bold" style:font-weight-asian="bold" style:font-weight-complex="bold" fo:font-size="10pt" style:font-size-asian="10pt" style:font-size-complex="10pt"/>
    </style:style>
    <style:style style:name="T58" style:parent-style-name="خطالفقرةالافتراضي" style:family="text">
      <style:text-properties fo:font-size="10pt" style:font-size-asian="10pt" style:font-size-complex="10pt"/>
    </style:style>
    <style:style style:name="T59" style:parent-style-name="خطالفقرةالافتراضي" style:family="text">
      <style:text-properties fo:font-size="7pt" style:font-size-asian="7pt" style:font-size-complex="7pt"/>
    </style:style>
    <style:style style:name="P60" style:parent-style-name="عادي" style:family="paragraph">
      <style:paragraph-properties style:writing-mode="lr-tb" fo:line-height="200%"/>
      <style:text-properties fo:font-size="7pt" style:font-size-asian="7pt" style:font-size-complex="7pt"/>
    </style:style>
    <style:style style:name="P61" style:parent-style-name="عادي" style:family="paragraph">
      <style:paragraph-properties style:writing-mode="lr-tb" fo:line-height="200%"/>
    </style:style>
    <style:style style:name="T62" style:parent-style-name="خطالفقرةالافتراضي" style:family="text">
      <style:text-properties fo:font-weight="bold" style:font-weight-asian="bold" style:font-weight-complex="bold" fo:font-size="10pt" style:font-size-asian="10pt" style:font-size-complex="10pt"/>
    </style:style>
    <style:style style:name="T63" style:parent-style-name="خطالفقرةالافتراضي" style:family="text">
      <style:text-properties fo:font-size="10pt" style:font-size-asian="10pt" style:font-size-complex="10pt"/>
    </style:style>
    <style:style style:name="T64" style:parent-style-name="خطالفقرةالافتراضي" style:family="text">
      <style:text-properties fo:font-size="7pt" style:font-size-asian="7pt" style:font-size-complex="7pt"/>
    </style:style>
    <style:style style:name="P65" style:parent-style-name="عادي" style:family="paragraph">
      <style:paragraph-properties style:writing-mode="lr-tb" fo:line-height="200%"/>
    </style:style>
    <style:style style:name="T66" style:parent-style-name="خطالفقرةالافتراضي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67" style:parent-style-name="خطالفقرةالافتراضي" style:family="text">
      <style:text-properties fo:font-weight="bold" style:font-weight-asian="bold" style:font-weight-complex="bold" fo:font-size="10pt" style:font-size-asian="10pt" style:font-size-complex="10pt"/>
    </style:style>
    <style:style style:name="P68" style:parent-style-name="سردالفقرات" style:list-style-name="LFO3" style:family="paragraph">
      <style:paragraph-properties style:writing-mode="lr-tb" fo:line-height="200%"/>
    </style:style>
    <style:style style:name="T69" style:parent-style-name="خطالفقرةالافتراضي" style:family="text">
      <style:text-properties fo:font-weight="bold" style:font-weight-asian="bold" style:font-weight-complex="bold" fo:font-size="7pt" style:font-size-asian="7pt" style:font-size-complex="7pt"/>
    </style:style>
    <style:style style:name="T70" style:parent-style-name="خطالفقرةالافتراضي" style:family="text">
      <style:text-properties fo:font-size="10pt" style:font-size-asian="10pt" style:font-size-complex="10pt"/>
    </style:style>
    <style:style style:name="T71" style:parent-style-name="خطالفقرةالافتراضي" style:family="text">
      <style:text-properties fo:font-size="7pt" style:font-size-asian="7pt" style:font-size-complex="7pt"/>
    </style:style>
    <style:style style:name="P72" style:parent-style-name="سردالفقرات" style:list-style-name="LFO4" style:family="paragraph">
      <style:paragraph-properties style:writing-mode="lr-tb" fo:line-height="200%"/>
      <style:text-properties fo:font-size="7pt" style:font-size-asian="7pt" style:font-size-complex="7pt"/>
    </style:style>
    <style:style style:name="P73" style:parent-style-name="سردالفقرات" style:list-style-name="LFO4" style:family="paragraph">
      <style:paragraph-properties style:writing-mode="lr-tb" fo:line-height="200%"/>
    </style:style>
    <style:style style:name="T74" style:parent-style-name="خطالفقرةالافتراضي" style:family="text">
      <style:text-properties fo:font-size="7pt" style:font-size-asian="7pt" style:font-size-complex="7pt"/>
    </style:style>
    <style:style style:name="T75" style:parent-style-name="خطالفقرةالافتراضي" style:family="text">
      <style:text-properties fo:font-size="10pt" style:font-size-asian="10pt" style:font-size-complex="10pt"/>
    </style:style>
    <style:style style:name="T76" style:parent-style-name="خطالفقرةالافتراضي" style:family="text">
      <style:text-properties fo:font-size="7pt" style:font-size-asian="7pt" style:font-size-complex="7pt"/>
    </style:style>
    <style:style style:name="P77" style:parent-style-name="سردالفقرات" style:list-style-name="LFO3" style:family="paragraph">
      <style:paragraph-properties style:writing-mode="lr-tb" fo:line-height="200%"/>
    </style:style>
    <style:style style:name="T78" style:parent-style-name="خطالفقرةالافتراضي" style:family="text">
      <style:text-properties fo:font-weight="bold" style:font-weight-asian="bold" style:font-weight-complex="bold" fo:font-size="7pt" style:font-size-asian="7pt" style:font-size-complex="7pt"/>
    </style:style>
    <style:style style:name="T79" style:parent-style-name="خطالفقرةالافتراضي" style:family="text">
      <style:text-properties fo:font-size="7pt" style:font-size-asian="7pt" style:font-size-complex="7pt"/>
    </style:style>
    <style:style style:name="P80" style:parent-style-name="سردالفقرات" style:list-style-name="LFO5" style:family="paragraph">
      <style:paragraph-properties style:writing-mode="lr-tb" fo:line-height="200%"/>
      <style:text-properties fo:font-size="7pt" style:font-size-asian="7pt" style:font-size-complex="7pt"/>
    </style:style>
    <style:style style:name="P81" style:parent-style-name="سردالفقرات" style:list-style-name="LFO5" style:family="paragraph">
      <style:paragraph-properties style:writing-mode="lr-tb" fo:line-height="200%"/>
      <style:text-properties fo:font-size="7pt" style:font-size-asian="7pt" style:font-size-complex="7pt"/>
    </style:style>
    <style:style style:name="P82" style:parent-style-name="سردالفقرات" style:list-style-name="LFO3" style:family="paragraph">
      <style:paragraph-properties style:writing-mode="lr-tb" fo:line-height="200%"/>
    </style:style>
    <style:style style:name="T83" style:parent-style-name="خطالفقرةالافتراضي" style:family="text">
      <style:text-properties fo:font-weight="bold" style:font-weight-asian="bold" style:font-weight-complex="bold" fo:font-size="7pt" style:font-size-asian="7pt" style:font-size-complex="7pt"/>
    </style:style>
    <style:style style:name="T84" style:parent-style-name="خطالفقرةالافتراضي" style:family="text">
      <style:text-properties fo:font-weight="bold" style:font-weight-asian="bold" style:font-weight-complex="bold" fo:font-size="7pt" style:font-size-asian="7pt" style:font-size-complex="7pt" fo:language="en" fo:country="GB"/>
    </style:style>
    <style:style style:name="T85" style:parent-style-name="خطالفقرةالافتراضي" style:family="text">
      <style:text-properties fo:font-weight="bold" style:font-weight-asian="bold" style:font-weight-complex="bold" fo:font-size="7pt" style:font-size-asian="7pt" style:font-size-complex="7pt"/>
    </style:style>
    <style:style style:name="T86" style:parent-style-name="خطالفقرةالافتراضي" style:family="text">
      <style:text-properties fo:font-size="7pt" style:font-size-asian="7pt" style:font-size-complex="7pt"/>
    </style:style>
    <style:style style:name="P87" style:parent-style-name="سردالفقرات" style:list-style-name="LFO5" style:family="paragraph">
      <style:paragraph-properties style:writing-mode="lr-tb" fo:line-height="200%"/>
    </style:style>
    <style:style style:name="T88" style:parent-style-name="خطالفقرةالافتراضي" style:family="text">
      <style:text-properties fo:font-size="7pt" style:font-size-asian="7pt" style:font-size-complex="7pt"/>
    </style:style>
    <style:style style:name="T89" style:parent-style-name="خطالفقرةالافتراضي" style:family="text">
      <style:text-properties fo:font-size="7pt" style:font-size-asian="7pt" style:font-size-complex="7pt" fo:language="en" fo:country="GB"/>
    </style:style>
    <style:style style:name="P90" style:parent-style-name="سردالفقرات" style:list-style-name="LFO3" style:family="paragraph">
      <style:paragraph-properties style:writing-mode="lr-tb" fo:line-height="200%"/>
    </style:style>
    <style:style style:name="T91" style:parent-style-name="خطالفقرةالافتراضي" style:family="text">
      <style:text-properties fo:font-weight="bold" style:font-weight-asian="bold" style:font-weight-complex="bold" fo:font-size="7pt" style:font-size-asian="7pt" style:font-size-complex="7pt" fo:language="en" fo:country="GB"/>
    </style:style>
    <style:style style:name="T92" style:parent-style-name="خطالفقرةالافتراضي" style:family="text">
      <style:text-properties fo:font-size="7pt" style:font-size-asian="7pt" style:font-size-complex="7pt"/>
    </style:style>
    <style:style style:name="T93" style:parent-style-name="خطالفقرةالافتراضي" style:family="text">
      <style:text-properties fo:font-size="7pt" style:font-size-asian="7pt" style:font-size-complex="7pt"/>
    </style:style>
    <style:style style:name="P94" style:parent-style-name="سردالفقرات" style:list-style-name="LFO3" style:family="paragraph">
      <style:paragraph-properties style:writing-mode="lr-tb" fo:line-height="200%"/>
    </style:style>
    <style:style style:name="T95" style:parent-style-name="خطالفقرةالافتراضي" style:family="text">
      <style:text-properties fo:font-weight="bold" style:font-weight-asian="bold" style:font-weight-complex="bold" fo:font-size="7pt" style:font-size-asian="7pt" style:font-size-complex="7pt"/>
    </style:style>
    <style:style style:name="T96" style:parent-style-name="خطالفقرةالافتراضي" style:family="text">
      <style:text-properties fo:font-size="7pt" style:font-size-asian="7pt" style:font-size-complex="7pt"/>
    </style:style>
    <style:style style:name="P97" style:parent-style-name="عادي" style:family="paragraph">
      <style:paragraph-properties style:writing-mode="lr-tb" fo:line-height="200%"/>
    </style:style>
    <style:style style:name="T98" style:parent-style-name="خطالفقرةالافتراضي" style:family="text">
      <style:text-properties fo:font-weight="bold" style:font-weight-asian="bold" style:font-weight-complex="bold" fo:font-size="10pt" style:font-size-asian="10pt" style:font-size-complex="10pt"/>
    </style:style>
    <style:style style:name="T99" style:parent-style-name="خطالفقرةالافتراضي" style:family="text">
      <style:text-properties fo:font-size="7pt" style:font-size-asian="7pt" style:font-size-complex="7pt" fo:language="en" fo:country="GB"/>
    </style:style>
    <style:style style:name="P100" style:parent-style-name="عادي" style:family="paragraph">
      <style:paragraph-properties style:writing-mode="lr-tb" fo:line-height="200%"/>
      <style:text-properties fo:font-weight="bold" style:font-weight-asian="bold" style:font-weight-complex="bold" fo:font-size="10pt" style:font-size-asian="10pt" style:font-size-complex="10pt"/>
    </style:style>
    <style:style style:name="P101" style:parent-style-name="سردالفقرات" style:list-style-name="LFO3" style:family="paragraph">
      <style:paragraph-properties style:writing-mode="lr-tb" fo:line-height="200%"/>
    </style:style>
    <style:style style:name="T102" style:parent-style-name="خطالفقرةالافتراضي" style:family="text">
      <style:text-properties style:font-name-complex="Calibri" fo:color="#000000" fo:font-size="9pt" style:font-size-asian="9pt" style:font-size-complex="9pt" fo:background-color="#FFFFFF"/>
    </style:style>
    <style:style style:name="T103" style:parent-style-name="خطالفقرةالافتراضي" style:family="text">
      <style:text-properties style:font-name-complex="Calibri" fo:color="#000000" fo:font-size="9pt" style:font-size-asian="9pt" style:font-size-complex="9pt"/>
    </style:style>
    <style:style style:name="P104" style:parent-style-name="سردالفقرات" style:list-style-name="LFO3" style:family="paragraph">
      <style:paragraph-properties style:writing-mode="lr-tb" fo:line-height="200%"/>
    </style:style>
    <style:style style:name="T105" style:parent-style-name="خطالفقرةالافتراضي" style:family="text">
      <style:text-properties style:font-name-complex="Calibri" fo:color="#000000" fo:font-size="9pt" style:font-size-asian="9pt" style:font-size-complex="9pt" fo:background-color="#FFFFFF"/>
    </style:style>
    <style:style style:name="T106" style:parent-style-name="خطالفقرةالافتراضي" style:family="text">
      <style:text-properties style:font-name-complex="Calibri" fo:color="#000000" fo:font-size="9pt" style:font-size-asian="9pt" style:font-size-complex="9pt"/>
    </style:style>
    <style:style style:name="P107" style:parent-style-name="سردالفقرات" style:list-style-name="LFO3" style:family="paragraph">
      <style:paragraph-properties style:writing-mode="lr-tb" fo:line-height="200%"/>
      <style:text-properties style:font-name-complex="Calibri" fo:color="#000000" fo:font-size="9pt" style:font-size-asian="9pt" style:font-size-complex="9pt"/>
    </style:style>
    <style:style style:name="P108" style:parent-style-name="سردالفقرات" style:list-style-name="LFO3" style:family="paragraph">
      <style:paragraph-properties style:writing-mode="lr-tb" fo:line-height="200%"/>
    </style:style>
    <style:style style:name="T109" style:parent-style-name="خطالفقرةالافتراضي" style:family="text">
      <style:text-properties style:font-name-complex="Calibri" fo:font-size="9pt" style:font-size-asian="9pt" style:font-size-complex="9pt"/>
    </style:style>
    <style:style style:name="T110" style:parent-style-name="خطالفقرةالافتراضي" style:family="text">
      <style:text-properties style:font-name-complex="Calibri" fo:color="#000000" fo:font-size="9pt" style:font-size-asian="9pt" style:font-size-complex="9pt"/>
    </style:style>
    <style:style style:name="T111" style:parent-style-name="خطالفقرةالافتراضي" style:family="text">
      <style:text-properties style:font-name-complex="Calibri" fo:font-size="9pt" style:font-size-asian="9pt" style:font-size-complex="9pt"/>
    </style:style>
    <style:style style:name="T112" style:parent-style-name="خطالفقرةالافتراضي" style:family="text">
      <style:text-properties style:font-name-complex="Calibri" fo:font-size="9pt" style:font-size-asian="9pt" style:font-size-complex="9pt"/>
    </style:style>
    <style:style style:name="T113" style:parent-style-name="خطالفقرةالافتراضي" style:family="text">
      <style:text-properties style:font-name-complex="Calibri" fo:color="#000000" fo:font-size="9pt" style:font-size-asian="9pt" style:font-size-complex="9pt"/>
    </style:style>
    <style:style style:name="T114" style:parent-style-name="خطالفقرةالافتراضي" style:family="text">
      <style:text-properties style:font-name-complex="Calibri" fo:font-size="9pt" style:font-size-asian="9pt" style:font-size-complex="9pt"/>
    </style:style>
    <style:style style:name="T115" style:parent-style-name="خطالفقرةالافتراضي" style:family="text">
      <style:text-properties style:font-name-complex="Calibri" fo:color="#000000" fo:font-size="9pt" style:font-size-asian="9pt" style:font-size-complex="9pt"/>
    </style:style>
    <style:style style:name="T116" style:parent-style-name="خطالفقرةالافتراضي" style:family="text">
      <style:text-properties style:font-name-complex="Calibri" fo:font-size="9pt" style:font-size-asian="9pt" style:font-size-complex="9pt"/>
    </style:style>
    <style:style style:name="T117" style:parent-style-name="خطالفقرةالافتراضي" style:family="text">
      <style:text-properties style:font-name-complex="Calibri" fo:color="#000000" fo:font-size="9pt" style:font-size-asian="9pt" style:font-size-complex="9pt"/>
    </style:style>
    <style:style style:name="T118" style:parent-style-name="خطالفقرةالافتراضي" style:family="text">
      <style:text-properties style:font-name-complex="Calibri" fo:color="#000000" fo:font-size="9pt" style:font-size-asian="9pt" style:font-size-complex="9pt"/>
    </style:style>
    <style:style style:name="T119" style:parent-style-name="خطالفقرةالافتراضي" style:family="text">
      <style:text-properties fo:font-size="9pt" style:font-size-asian="9pt" style:font-size-complex="9pt"/>
    </style:style>
    <style:style style:name="T120" style:parent-style-name="خطالفقرةالافتراضي" style:family="text">
      <style:text-properties fo:font-size="10pt" style:font-size-asian="10pt" style:font-size-complex="10p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6">Objective<text:s/></text:span><text:span text:style-name="T27">:</text:span><text:span text:style-name="T28"><text:s/></text:span></text:p>
        </text:list-item>
      </text:list>
      <text:p text:style-name="P29"><text:s text:c="19"/>Looking for a job in which I can prove myself and show my practical and scientific skills,</text:p>
      <text:p text:style-name="P30"><text:s text:c="19"/>and most importantly, to be useful at work and continue this approach throughout the work<text:s/>period.</text:p>
      <text:list text:style-name="LFO1" text:continue-numbering="true">
        <text:list-item>
          <text:p text:style-name="P31"><text:span text:style-name="T32">Education</text:span><text:span text:style-name="T33"><text:s/>:</text:span></text:p>
        </text:list-item>
      </text:list>
      <text:p text:style-name="P34"><text:s text:c="20"/>Bachelor degree in computer since - King Khalid University - May 2018 .</text:p>
      <text:list text:style-name="LFO1" text:continue-numbering="true">
        <text:list-item>
          <text:p text:style-name="P35"><text:span text:style-name="T36">Work Experience</text:span><text:span text:style-name="T37"><text:s/>:</text:span></text:p>
        </text:list-item>
      </text:list>
      <text:list text:style-name="LFO2" text:continue-numbering="true">
        <text:list-item>
          <text:p text:style-name="P38">Aldar Factory |2016- Feb 2020| a national restaurant <text:s/>part-time as Cashier , delivering orders. With commitment, <text:s text:c="13"/><text:s text:c="13"/>I was promoted to a supervisor of a branch and then a regional manager in the company , Then I appointed the assistant general manager and with diligence and perseverance, I was appointed as the CEO of the facility [ i contributed to development of production mechanism – reduce the cost and increase income – I transformed the company business into machines rather than manual labor ].</text:p>
        </text:list-item>
        <text:list-item>
          <text:p text:style-name="P39">I created <text:s/>my <text:s/>private businesses and innovate smart technology in most of my work over the course of my university studies and was able to agree between them and studying .</text:p>
        </text:list-item>
      </text:list>
      <text:list text:style-name="LFO1" text:continue-numbering="true">
        <text:list-item>
          <text:p text:style-name="P40"><text:span text:style-name="T41">Skills</text:span><text:span text:style-name="T42"><text:s/>:</text:span></text:p>
        </text:list-item>
      </text:list>
      <text:list text:style-name="LFO2" text:continue-numbering="true">
        <text:list-item>
          <text:p text:style-name="P43">adaptation to work environment .</text:p>
        </text:list-item>
        <text:list-item>
          <text:p text:style-name="P44">Perseverance at work .</text:p>
        </text:list-item>
        <text:list-item>
          <text:p text:style-name="P45">Time management and utilization .</text:p>
        </text:list-item>
        <text:list-item>
          <text:p text:style-name="P46">Effective communication and flexibility .</text:p>
        </text:list-item>
        <text:list-item>
          <text:p text:style-name="P47">Microsoft office .</text:p>
        </text:list-item>
        <text:list-item>
          <text:p text:style-name="P48">Advanced in English .</text:p>
        </text:list-item>
      </text:list>
      <text:list text:style-name="LFO1" text:continue-numbering="true">
        <text:list-item>
          <text:p text:style-name="P49">training courses :</text:p>
        </text:list-item>
      </text:list>
      <text:list text:style-name="LFO3" text:continue-numbering="true">
        <text:list-item>
          <text:p text:style-name="P50">Executive Planning Course from (Institute of Public Administration)</text:p>
        </text:list-item>
        <text:list-item>
          <text:p text:style-name="P51">Human Resources Planning Course from (Institute of Public Administration)</text:p>
        </text:list-item>
        <text:list-item>
          <text:p text:style-name="P52">Problem Solving and Decision Making Course from (Institute of Public Administration)</text:p>
        </text:list-item>
        <text:list-item>
          <text:p text:style-name="P53"><text:span text:style-name="T54">A course o</text:span><text:span text:style-name="T55">n skills dealing with work pressures from (Institute of Public Administration)</text:span></text:p>
        </text:list-item>
      </text:list>
      <text:soft-page-break/>
      <text:p text:style-name="P56"><text:span text:style-name="T57">Objective :</text:span><text:span text:style-name="T58"><text:s/></text:span><text:span text:style-name="T59">Looking for a job in which I can prove myself and show my practical and scientific skills,</text:span></text:p>
      <text:p text:style-name="P60"><text:s text:c="19"/>and most importantly, to be useful at work and<text:s/>continue this approach throughout the work period.</text:p>
      <text:p text:style-name="P61"><text:span text:style-name="T62">Education :</text:span><text:span text:style-name="T63"><text:s/></text:span><text:span text:style-name="T64"><text:s text:c="4"/>Bachelor degree in computer since - King Khalid University - May 2018 .</text:span></text:p>
      <text:p text:style-name="P65"><text:span text:style-name="T66">Work Experience :</text:span><text:span text:style-name="T67"><text:s/></text:span></text:p>
      <text:list text:style-name="LFO3" text:continue-numbering="true">
        <text:list-item>
          <text:p text:style-name="P68"><text:span text:style-name="T69">CEO of Aldar Factory</text:span><text:span text:style-name="T70"><text:s/>:</text:span><text:span text:style-name="T71"><text:s/>(21/3/2019 – 24/2/2020)</text:span></text:p>
        </text:list-item>
      </text:list>
      <text:list text:style-name="LFO4" text:continue-numbering="true">
        <text:list-item>
          <text:p text:style-name="P72"><text:s/>contributed to development of production mechanism<text:s/>.</text:p>
        </text:list-item>
        <text:list-item>
          <text:p text:style-name="P73"><text:span text:style-name="T74"><text:s/>Reduce the cost by</text:span><text:span text:style-name="T75"><text:s/></text:span><text:span text:style-name="T76"><text:s/>transformed the company business into machines rather than manual labor <text:s/>.</text:span></text:p>
        </text:list-item>
      </text:list>
      <text:list text:style-name="LFO3" text:continue-numbering="true">
        <text:list-item>
          <text:p text:style-name="P77"><text:span text:style-name="T78">Sales manager and Construction director of Aldar Factory :</text:span><text:span text:style-name="T79"><text:s/>(6/2/2018 – 20/3/2019)<text:s/></text:span></text:p>
        </text:list-item>
      </text:list>
      <text:list text:style-name="LFO5" text:continue-numbering="true">
        <text:list-item>
          <text:p text:style-name="P80">Increase sales by finding new sales outlets .</text:p>
        </text:list-item>
        <text:list-item>
          <text:p text:style-name="P81">Implemented and contracted for more than 11 branches and points of sale for the company .</text:p>
        </text:list-item>
      </text:list>
      <text:list text:style-name="LFO3" text:continue-numbering="true">
        <text:list-item>
          <text:p text:style-name="P82"><text:span text:style-name="T83"><text:s/>Director HR<text:s/></text:span><text:span text:style-name="T84">of Aldar Factory <text:s/></text:span><text:span text:style-name="T85"><text:s/></text:span><text:span text:style-name="T86">(1/7/2017 – 5/2/2018)<text:s/></text:span></text:p>
        </text:list-item>
      </text:list>
      <text:list text:style-name="LFO5" text:continue-numbering="true">
        <text:list-item>
          <text:p text:style-name="P87"><text:span text:style-name="T88">I have trained many people to work and raise their efficiency at work</text:span><text:span text:style-name="T89"><text:s/>.</text:span></text:p>
        </text:list-item>
      </text:list>
      <text:list text:style-name="LFO3" text:continue-numbering="true">
        <text:list-item>
          <text:p text:style-name="P90"><text:span text:style-name="T91">Purchases Manager of Aldar Factory <text:s/></text:span><text:span text:style-name="T92">(29/1/2017 –<text:s/></text:span><text:span text:style-name="T93">30/6/2017) .</text:span></text:p>
        </text:list-item>
        <text:list-item>
          <text:p text:style-name="P94"><text:span text:style-name="T95">Packing area supervisor (Part time) <text:s/></text:span><text:span text:style-name="T96">(18/2/2012 – 23/4/2012) .</text:span></text:p>
        </text:list-item>
      </text:list>
      <text:p text:style-name="P97"><text:span text:style-name="T98"><text:s text:c="2"/>Skills :</text:span><text:span text:style-name="T99"><text:s text:c="2"/>1- Perseverance at work 2- Advanced in English .3- Time management and utilization 4- <text:s/>Effective communication and flexibility 5- <text:s/>Microsoft office .</text:span></text:p>
      <text:p text:style-name="P100">Training courses :<text:s/></text:p>
      <text:list text:style-name="LFO3" text:continue-numbering="true">
        <text:list-item>
          <text:p text:style-name="P101"><text:span text:style-name="T102">Python Full-Sack Bootcamp</text:span><text:span text:style-name="T103"><text:s/>by techcampus ,70 training hour (online) <text:s/>.</text:span></text:p>
        </text:list-item>
        <text:list-item>
          <text:p text:style-name="P104"><text:span text:style-name="T105">Cyber security <text:s/>Bootcamp</text:span><text:span text:style-name="T106"><text:s/>by techcampus , 100 training hour (online) <text:s/>.<text:s/></text:span></text:p>
        </text:list-item>
        <text:list-item>
          <text:p text:style-name="P107">level 3 course at English place academy (online) <text:s/>.</text:p>
        </text:list-item>
        <text:list-item>
          <text:p text:style-name="P108"><text:span text:style-name="T109">1. Executive Planning Course</text:span><text:span text:style-name="T110"><text:s text:c="2"/></text:span><text:span text:style-name="T111">2. Human Resources<text:s/></text:span><text:span text:style-name="T112">Planning Course 3.</text:span><text:span text:style-name="T113"><text:s/></text:span><text:span text:style-name="T114">Problem Solving and Decision Making Course 4.</text:span><text:span text:style-name="T115"><text:s/></text:span><text:span text:style-name="T116">skills dealing with work pressures</text:span><text:span text:style-name="T117"><text:s/>course</text:span><text:span text:style-name="T118"><text:s/>from(</text:span><text:span text:style-name="T119">Institute of <text:s/>saudi Public Administration)</text:span><text:span text:style-name="T120"><text:s/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style:style style:name="Hyperlink" style:display-name="Hyperlink" style:family="text" style:parent-style-name="خطالفقرةالافتراضي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سردالفقرات" style:display-name="سرد الفقرات" style:family="paragraph" style:parent-style-name="عادي">
      <style:paragraph-properties fo:margin-left="0.5in">
        <style:tab-stops/>
      </style:paragraph-properties>
      <style:text-properties fo:hyphenate="false"/>
    </style:style>
    <style:style style:name="رأسالصفحة" style:display-name="رأس الصفحة" style:family="paragraph" style:parent-style-name="عادي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رأسالصفحةChar" style:display-name="رأس الصفحة Char" style:family="text" style:parent-style-name="خطالفقرةالافتراضي"/>
    <style:style style:name="تذييلالصفحة" style:display-name="تذييل الصفحة" style:family="paragraph" style:parent-style-name="عادي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تذييلالصفحةChar" style:display-name="تذييل الصفحة Char" style:family="text" style:parent-style-name="خطالفقرةالافتراضي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8pt" style:font-size-asian="8pt" style:font-size-complex="8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DengXian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DengXian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عادي" style:family="paragraph">
      <style:paragraph-properties fo:text-align="center"/>
    </style:style>
    <style:style style:name="T3" style:parent-style-name="خطالفقرةالافتراضي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n" fo:country="GB"/>
    </style:style>
    <style:style style:name="T4" style:parent-style-name="خطالفقرةالافتراضي" style:family="text">
      <style:text-properties fo:font-weight="bold" style:font-weight-asian="bold" style:font-weight-complex="bold" fo:font-size="9pt" style:font-size-asian="9pt" style:font-size-complex="9pt" fo:language="en" fo:country="GB"/>
    </style:style>
    <style:style style:name="T5" style:parent-style-name="خطالفقرةالافتراضي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P6" style:parent-style-name="عادي" style:family="paragraph">
      <style:paragraph-properties fo:text-align="center"/>
    </style:style>
    <style:style style:name="T7" style:parent-style-name="خطالفقرةالافتراضي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n" fo:country="GB"/>
    </style:style>
    <style:style style:name="T8" style:parent-style-name="خطالفقرةالافتراضي" style:family="text">
      <style:text-properties fo:font-size="8pt" style:font-size-asian="8pt" style:font-size-complex="8pt" fo:language="en" fo:country="GB"/>
    </style:style>
    <style:style style:name="T9" style:parent-style-name="خطالفقرةالافتراضي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P10" style:parent-style-name="عادي" style:family="paragraph">
      <style:paragraph-properties fo:text-align="center" style:writing-mode="lr-tb" fo:line-height="200%"/>
    </style:style>
    <style:style style:name="T11" style:parent-style-name="خطالفقرةالافتراضي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2" style:parent-style-name="خطالفقرةالافتراضي" style:family="text">
      <style:text-properties fo:font-weight="bold" style:font-weight-asian="bold" style:font-weight-complex="bold" fo:font-size="8pt" style:font-size-asian="8pt" style:font-size-complex="8pt"/>
    </style:style>
    <style:style style:name="T13" style:parent-style-name="خطالفقرةالافتراضي" style:family="text">
      <style:text-properties fo:font-size="8pt" style:font-size-asian="8pt" style:font-size-complex="8pt"/>
    </style:style>
    <style:style style:name="T14" style:parent-style-name="Hyperlink" style:family="text">
      <style:text-properties style:use-window-font-color="true" fo:font-size="8pt" style:font-size-asian="8pt" style:font-size-complex="8pt" style:text-underline-type="none"/>
    </style:style>
    <style:style style:name="T15" style:parent-style-name="خطالفقرةالافتراضي" style:family="text">
      <style:text-properties fo:font-size="8pt" style:font-size-asian="8pt" style:font-size-complex="8pt"/>
    </style:style>
    <style:style style:name="T16" style:parent-style-name="خطالفقرةالافتراضي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7" style:parent-style-name="خطالفقرةالافتراضي" style:family="text">
      <style:text-properties fo:font-weight="bold" style:font-weight-asian="bold" style:font-weight-complex="bold" fo:font-size="8pt" style:font-size-asian="8pt" style:font-size-complex="8pt"/>
    </style:style>
    <style:style style:name="T18" style:parent-style-name="خطالفقرةالافتراضي" style:family="text">
      <style:text-properties fo:font-size="8pt" style:font-size-asian="8pt" style:font-size-complex="8pt"/>
    </style:style>
    <style:style style:name="T19" style:parent-style-name="خطالفقرةالافتراضي" style:family="text">
      <style:text-properties fo:font-weight="bold" style:font-weight-asian="bold" style:font-weight-complex="bold" fo:font-size="8pt" style:font-size-asian="8pt" style:font-size-complex="8pt"/>
    </style:style>
    <style:style style:name="T20" style:parent-style-name="خطالفقرةالافتراضي" style:family="text">
      <style:text-properties fo:font-size="8pt" style:font-size-asian="8pt" style:font-size-complex="8pt"/>
    </style:style>
    <style:style style:name="T21" style:parent-style-name="خطالفقرةالافتراضي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22" style:parent-style-name="خطالفقرةالافتراضي" style:family="text">
      <style:text-properties fo:font-weight="bold" style:font-weight-asian="bold" style:font-weight-complex="bold" fo:font-size="8pt" style:font-size-asian="8pt" style:font-size-complex="8pt"/>
    </style:style>
    <style:style style:name="T23" style:parent-style-name="خطالفقرةالافتراضي" style:family="text">
      <style:text-properties fo:font-size="8pt" style:font-size-asian="8pt" style:font-size-complex="8pt"/>
    </style:style>
    <style:style style:name="T24" style:parent-style-name="خطالفقرةالافتراضي" style:family="text">
      <style:text-properties fo:font-weight="bold" style:font-weight-asian="bold" style:font-weight-complex="bold" fo:font-size="8pt" style:font-size-asian="8pt" style:font-size-complex="8pt"/>
    </style:style>
    <style:style style:name="T25" style:parent-style-name="خطالفقرةالافتراضي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span text:style-name="T3">Name</text:span><text:span text:style-name="T4">:<text:s/></text:span><text:span text:style-name="T5">Ahmad Muhammed Barkoot</text:span></text:p>
        <text:p text:style-name="P6"><text:span text:style-name="T7">Address</text:span><text:span text:style-name="T8">: Al Manar – Exit14 –<text:s/></text:span><text:span text:style-name="T9">Riyadh</text:span></text:p>
        <text:p text:style-name="P10"><text:span text:style-name="T11">E-mail</text:span><text:span text:style-name="T12">:</text:span><text:span text:style-name="T13"><text:s/></text:span><text:a xlink:href="mailto:barkootahmad@gmail.com" office:target-frame-name="_top" xlink:show="replace"><text:span text:style-name="T14">barkootahmad@gmail.com</text:span></text:a><text:span text:style-name="T15"><text:s/>|<text:s/></text:span><text:span text:style-name="T16">Phone</text:span><text:span text:style-name="T17">:</text:span><text:span text:style-name="T18"><text:s/></text:span><text:span text:style-name="T19">0546292626<text:s/></text:span><text:span text:style-name="T20">|</text:span><text:s/><text:span text:style-name="T21">Year of Birth</text:span><text:span text:style-name="T22"><text:s/></text:span><text:span text:style-name="T23">:1993 |<text:s/></text:span><text:span text:style-name="T24">Nationality</text:span><text:span text:style-name="T25"><text:s/>: Saudi 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ad barkoot</meta:initial-creator>
    <dc:creator>ahmad barkoot</dc:creator>
    <meta:creation-date>2020-09-11T15:17:00Z</meta:creation-date>
    <dc:date>2020-10-26T11:57:00Z</dc:date>
    <meta:print-date>2020-07-07T17:26:00Z</meta:print-date>
    <meta:template xlink:href="Normal" xlink:type="simple"/>
    <meta:editing-cycles>4</meta:editing-cycles>
    <meta:editing-duration>PT0S</meta:editing-duration>
    <meta:document-statistic meta:page-count="2" meta:paragraph-count="6" meta:word-count="471" meta:character-count="3150" meta:row-count="22" meta:non-whitespace-character-count="2685"/>
  </office:meta>
</office:document-meta>
</file>